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margin-left="-0.2953in" fo:margin-right="-0.3898in" fo:margin-top="0.2693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-0.2953in" fo:margin-right="-0.3898in" fo:margin-top="0.1898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-0.2953in" fo:margin-right="-0.3898in" fo:margin-top="0.1862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2953in" fo:margin-right="-0.3898in" fo:margin-top="0.186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-0.2953in" fo:margin-right="-0.3898in" fo:margin-top="0.2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-0.2953in" fo:margin-right="-0.3898in" fo:margin-top="0.1835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-0.2953in" fo:margin-right="-0.3898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Heading_20_4" style:master-page-name="Standard">
      <style:paragraph-properties fo:margin-left="-0.2098in" fo:margin-right="1.2299in" fo:margin-top="0in" fo:margin-bottom="0in" loext:contextual-spacing="false" fo:line-height="100%" fo:orphans="0" fo:widows="0" fo:text-indent="0in" style:auto-text-indent="false" style:page-number="1" fo:break-before="auto" fo:break-after="auto"/>
    </style:style>
    <style:style style:name="P11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italic" style:text-underline-style="none" style:font-style-asian="italic"/>
    </style:style>
    <style:style style:name="T5" style:family="text">
      <style:text-properties fo:font-variant="normal" fo:text-transform="none" fo:color="#fcc28c" style:text-line-through-style="none" style:text-line-through-type="none" style:text-position="0% 100%" fo:font-style="normal" style:text-underline-style="none" fo:font-weight="bold" fo:background-color="#333333" loext:char-shading-value="0" style:font-style-asian="normal" style:font-weight-asian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fo:font-style="normal" style:text-underline-style="none" fo:font-weight="bold" fo:background-color="#333333" loext:char-shading-value="0" style:font-style-asian="normal" style:font-weight-asian="bold"/>
    </style:style>
    <style:style style:name="T7" style:family="text">
      <style:text-properties fo:font-variant="normal" fo:text-transform="none" fo:color="#888888" style:text-line-through-style="none" style:text-line-through-type="none" style:text-position="0% 100%" fo:font-style="normal" style:text-underline-style="none" fo:font-weight="bold" fo:background-color="#333333" loext:char-shading-value="0" style:font-style-asian="normal" style:font-weight-asian="bold"/>
    </style:style>
    <style:style style:name="T8" style:family="text">
      <style:text-properties fo:font-variant="normal" fo:text-transform="none" fo:color="#d36363" style:text-line-through-style="none" style:text-line-through-type="none" style:text-position="0% 100%" fo:font-style="normal" style:text-underline-style="none" fo:font-weight="bold" fo:background-color="#333333" loext:char-shading-value="0" style:font-style-asian="normal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color="#ffffff" fo:font-weight="bold" fo:background-color="#333333" loext:char-shading-value="0" style:font-weight-asian="bold"/>
    </style:style>
    <style:style style:name="T11" style:family="text">
      <style:text-properties fo:color="#fcc28c" fo:font-weight="bold" fo:background-color="#333333" loext:char-shading-value="0" style:font-weight-asian="bold"/>
    </style:style>
    <style:style style:name="T12" style:family="text">
      <style:text-properties fo:color="#d36363" fo:font-weight="bold" fo:background-color="#333333" loext:char-shading-value="0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heading=h.gjdgxs"/>Trabajo Práctico N° 1: Pilas</text:p>
      <text:p text:style-name="P1"><text:span text:style-name="T2">Codificar los siguientes programas. En el caso de ser necesario se pueden utilizar pilas auxiliares. </text:span></text:p>
      <text:p text:style-name="P1"><text:span text:style-name="T9">Importante: no utilizar para la resolución de los ejercicios, variables que funcionen como contadores o acumuladores. Debe resolver la problemática aplicando pensamiento lógico.</text:span></text:p>
      <text:p text:style-name="P2"><text:span text:style-name="T2">1. Cargar desde el teclado una pila DADA con 5 elementos. Pasar los tres primeros elementos a la pila AUX1 y los dos restantes a la pila AUX2, ambas pilas inicializadas en vacío. </text:span></text:p>
      <text:p text:style-name="P3"><text:span text:style-name="T2">2. Cargar desde el teclado la pila ORIGEN e inicializar en vacío la pila DESTINO. Pasar todos los elementos de la pila ORIGEN a la pila DESTINO. </text:span></text:p>
      <text:p text:style-name="P3"><text:span text:style-name="T2">3. Cargar desde teclado una pila DADA y pasar a la pila DISTINTOS todos aquellos elementos distintos al valor 8. </text:span></text:p>
      <text:p text:style-name="P3"><text:span text:style-name="T2">4. Cargar desde el teclado la pila ORIGEN e inicializar en vacío la pila DESTINO. Pasar los elementos de la pila ORIGEN a la pila DESTINO, pero dejándolos en el mismo orden. </text:span></text:p>
      <text:p text:style-name="P3"><text:span text:style-name="T2">5. Cargar desde el teclado la pila DADA. Invertir la pila de manera que DADA contenga los elementos cargados originalmente en ella, pero en orden inverso. </text:span></text:p>
      <text:p text:style-name="P3"><text:span text:style-name="T2">6. Pasar el primer elemento (tope) de la pila DADA a su última posición (base), dejando los restantes elementos en el mismo orden. </text:span></text:p>
      <text:p text:style-name="P3"><text:span text:style-name="T2">7. Pasar el último elemento (base) de la pila DADA a su primera posición (tope), dejando los restantes elementos en el mismo orden. </text:span></text:p>
      <text:p text:style-name="P3"><text:span text:style-name="T2">8. Repartir los elementos de la pila MAZO en las pilas JUGADOR1 y JUGADOR2 en forma alternativa. </text:span></text:p>
      <text:p text:style-name="P3"><text:span text:style-name="T2">9. Comparar la cantidad de elementos de las pilas A y B. Mostrar por pantalla el resultado. </text:span></text:p>
      <text:p text:style-name="P3"><text:span text:style-name="T2">10. Comparar las pilas A y B, evaluando si son completamente igu</text:span>ales (en cantidad de elementos, valores que contienen y posición de los mismos)<text:span text:style-name="T2">. Mostrar por pantalla el resultado. </text:span></text:p>
      <text:p text:style-name="P3"><text:span text:style-name="T2">11. Suponiendo la existencia de una pila MODELO que no </text:span>esté<text:span text:style-name="T2"> vacía, eliminar de la pila DADA todos los elementos que sean iguales al tope de la pila MODELO. </text:span></text:p>
      <text:p text:style-name="P2"><text:span text:style-name="T2">12. Suponiendo la existencia de una pila MODELO (vacía o no), eliminar de la pila DADA todos los elementos que existan en MODELO. </text:span></text:p>
      <text:p text:style-name="P3"><text:span text:style-name="T2">13. Suponiendo la existencia de una pila LÍMITE, pasar los elementos de la pila DADA que sean mayores o iguales que el tope de LIMITE a la pila MAYORES, y los elementos que sean menores a la pila MENORES. </text:span></text:p>
      <text:p text:style-name="P3"><text:span text:style-name="T2">14. Determinar si la cantidad de elementos de la pila DADA es par. Si es par, pasar el elemento del tope de la pila AUX a la pila PAR y si es impar pasar el tope a la pila IMPAR. </text:span></text:p>
      <text:p text:style-name="P4"><text:span text:style-name="T2">15. Cual es la condición del siguiente ciclo? .Cuando finaliza el ciclo? (Pila1, Pila2, y Descarte son pilas): 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5">while</text:span><text:span text:style-name="T6"> </text:span><text:span text:style-name="T7">(!pilavacia(&amp;Pila1)</text:span><text:span text:style-name="T6">) { <text:line-break/> <text:s text:c="2"/>apilar </text:span><text:span text:style-name="T7">(&amp;Pila2, desapilar(&amp;Descarte)</text:span><text:span text:style-name="T6">)<text:line-break/>} </text:span></text:p>
          </table:table-cell>
        </table:table-row>
      </table:table>
      <text:p text:style-name="P5"><text:span text:style-name="T2">16. Qué realiza el siguiente código escrito en lenguaje C (</text:span><text:span text:style-name="T4">Pila1</text:span><text:span text:style-name="T2">, </text:span><text:span text:style-name="T4">Aux </text:span><text:span text:style-name="T2">y </text:span><text:span text:style-name="T4">Result </text:span><text:span text:style-name="T2">son pilas)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5">while</text:span><text:span text:style-name="T6"> </text:span><text:span text:style-name="T7">(!pilavacia(&amp;Pila1)</text:span><text:span text:style-name="T6">) { <text:line-break/> <text:s text:c="2"/></text:span><text:span text:style-name="T5">if</text:span><text:span text:style-name="T6"> </text:span><text:span text:style-name="T7">(tope(&amp;Pila1)</text:span><text:span text:style-name="T6"> == </text:span><text:span text:style-name="T8">5</text:span><text:span text:style-name="T6">) {<text:line-break/> <text:s text:c="5"/>apilar </text:span><text:span text:style-name="T7">(&amp;Aux, desapilar(&amp;Pila1)</text:span><text:span text:style-name="T6">);</text:span></text:p>
            <text:p text:style-name="P8"><text:span text:style-name="T10"><text:s text:c="6"/></text:span><text:span text:style-name="T6">apilar </text:span><text:span text:style-name="T7">(&amp;Result, desapilar(&amp;Aux)</text:span><text:span text:style-name="T6">);</text:span></text:p>
            <text:p text:style-name="P8"><text:span text:style-name="T10"><text:s text:c="3"/>}</text:span><text:span text:style-name="T6"><text:line-break/>} </text:span></text:p>
          </table:table-cell>
        </table:table-row>
      </table:table>
      <text:p text:style-name="P6"><text:span text:style-name="T2">17. Para el ejercicio “Cargar por teclado una pila ORIGEN y pasar a la pila DISTINTO todos aquellos elementos que preceden al valor 5 (elementos entre el tope y el valor 5). No se asegura que exista algún valor 5”, se realizo el siguiente programa: </text:span></text:p>
      <text:p text:style-name="P2"><text:span text:style-name="T2">// este programa carga por teclado una pila Origen y pasa a la pila Destino todos aquellos elementos que preceden el valor 5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0">int main() { <text:line-break/> <text:s text:c="2"/>Pila </text:span><text:span text:style-name="T11">Origen, Distinto;<text:line-break/></text:span><text:span text:style-name="T10"> <text:s text:c="2"/>inicpila(&amp;</text:span><text:span text:style-name="T11">Origen);<text:line-break/></text:span><text:span text:style-name="T10"> <text:s text:c="2"/>inicpila(&amp;</text:span><text:span text:style-name="T11">Distinto);<text:line-break/></text:span><text:span text:style-name="T10"> <text:s text:c="2"/>leer(&amp;</text:span><text:span text:style-name="T11">Origen);<text:line-break/></text:span><text:span text:style-name="T10"> <text:s text:c="2"/>if (!pilaVacia(&amp;</text:span><text:span text:style-name="T11">Origen)){ </text:span><text:span text:style-name="T10"><text:line-break/> <text:s text:c="5"/>while (tope(&amp;</text:span><text:span text:style-name="T11">Origen) </text:span><text:span text:style-name="T10">!= </text:span><text:span text:style-name="T12">5</text:span><text:span text:style-name="T10">) {<text:line-break/> <text:s text:c="8"/>apilar (&amp;</text:span><text:span text:style-name="T11">Distinto, </text:span><text:span text:style-name="T10">desapilar(&amp;</text:span><text:span text:style-name="T11">Origen));<text:line-break/></text:span><text:span text:style-name="T10"> <text:s text:c="5"/>} <text:line-break/> <text:s text:c="2"/>}<text:line-break/>}</text:span></text:p>
          </table:table-cell>
        </table:table-row>
      </table:table>
      <text:p text:style-name="P7"><text:span text:style-name="T2">a. .Resuelve el problema planteado?</text:span></text:p>
      <text:p text:style-name="P7"><text:span text:style-name="T2">b. .Cuales son los errores que encuentra?</text:span></text:p>
      <text:p text:style-name="P7"><text:span text:style-name="T2">c. Reescribir el código para que resuelva adecuadamente el problema planteado.</text:span></text:p>
      <text:p text:style-name="P7"><text:span text:style-name="T2">d. Indicar las componentes del programa. </text:span></text:p>
      <text:p text:style-name="P4"/>
      <text:p text:style-name="P4">1<text:span text:style-name="T2">8. Dado el siguiente ciclo (</text:span><text:span text:style-name="T4">Pila1</text:span><text:span text:style-name="T2">, </text:span><text:span text:style-name="T4">Pila2 </text:span><text:span text:style-name="T2">y </text:span><text:span text:style-name="T4">Descarte </text:span><text:span text:style-name="T2">son pilas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5">while</text:span><text:span text:style-name="T6"> </text:span><text:span text:style-name="T7">( (!pilaVacia(&amp;Pila1)</text:span><text:span text:style-name="T6">) &amp;&amp; </text:span><text:span text:style-name="T7">(!pilaVacia(&amp;Pila2)</text:span><text:span text:style-name="T6">) ) { <text:line-break/> <text:s text:c="5"/>apilar </text:span><text:span text:style-name="T7">(&amp;Descarte, desapilar(&amp;Pila1)</text:span><text:span text:style-name="T6">);<text:line-break/> <text:s text:c="5"/>apilar </text:span><text:span text:style-name="T7">(&amp;Descarte, desapilar(&amp;Pila2)</text:span><text:span text:style-name="T6">)<text:line-break/>} </text:span></text:p>
          </table:table-cell>
        </table:table-row>
      </table:table>
      <text:p text:style-name="P4"><text:span text:style-name="T2">a. .Cual es la condición del ciclo? E</text:span>xplique con sus palabras</text:p>
      <text:p text:style-name="P4"><text:span text:style-name="T2">b. .Cuales son los posibles estados de ambas pilas al finalizar el ciclo?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heading=h.30j0zll"/>UTN – FR Mar del Plata - Técnico Universitario en Programación</text:p>
        <text:p text:style-name="MP1"><text:bookmark text:name="_heading=h.1fob9te"/>Programación I y Laboratorio I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6" meta:word-count="661" meta:character-count="4036" meta:non-whitespace-character-count="3307"/>
    <meta:generator>LibreOfficeDev/6.0.5.2$Linux_X86_64 LibreOffice_project/</meta:generator>
  </office:meta>
</office:document-meta>
</file>